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56cm" loext:contextual-spacing="false" fo:orphans="2" fo:widows="2" fo:text-indent="0cm" style:auto-text-indent="false"/>
      <style:text-properties fo:font-variant="normal" fo:text-transform="none" fo:color="#686f7a" style:font-name="Open Sans" fo:font-size="11.25pt" fo:letter-spacing="normal" fo:font-style="normal" fo:font-weight="normal" fo:background-color="#ffffff" loext:padding="0cm" loext:border="none"/>
    </style:style>
    <style:style style:name="P2" style:family="paragraph" style:parent-style-name="Heading_20_3">
      <style:paragraph-properties fo:margin-top="0.556cm" fo:margin-bottom="0.265cm" loext:contextual-spacing="false" fo:line-height="120%" fo:orphans="2" fo:widows="2"/>
      <style:text-properties fo:font-variant="normal" fo:text-transform="none" fo:color="#686f7a" style:font-name="inherit" fo:font-size="13.5pt" fo:letter-spacing="normal" fo:font-style="normal" fo:font-weight="bold" fo:background-color="#ffffff" loext:padding="0cm" loext:border="none"/>
    </style:style>
    <style:style style:name="P3" style:family="paragraph" style:parent-style-name="Text_20_body" style:list-style-name="L1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4" style:family="paragraph" style:parent-style-name="Text_20_body" style:list-style-name="L2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5" style:family="paragraph" style:parent-style-name="Text_20_body" style:list-style-name="L3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6" style:family="paragraph" style:parent-style-name="Text_20_body" style:list-style-name="L4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7" style:family="paragraph" style:parent-style-name="Text_20_body" style:list-style-name="L5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8" style:family="paragraph" style:parent-style-name="Text_20_body" style:list-style-name="L5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officeooo:paragraph-rsid="00123b4e" style:text-blinking="false" fo:background-color="transparent" loext:padding="0cm" loext:border="none"/>
    </style:style>
    <style:style style:name="P9" style:family="paragraph" style:parent-style-name="Text_20_body" style:list-style-name="L6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0" style:family="paragraph" style:parent-style-name="Text_20_body" style:list-style-name="L7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1" style:family="paragraph" style:parent-style-name="Text_20_body" style:list-style-name="L8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2" style:family="paragraph" style:parent-style-name="Text_20_body" style:list-style-name="L9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3" style:family="paragraph" style:parent-style-name="Text_20_body" style:list-style-name="L10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4" style:family="paragraph" style:parent-style-name="Text_20_body" style:list-style-name="L11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style:style style:name="P15" style:family="paragraph" style:parent-style-name="Text_20_body" style:list-style-name="L12">
      <style:paragraph-properties fo:margin-left="0cm" fo:margin-right="0.794cm" fo:margin-top="0cm" fo:margin-bottom="0.265cm" loext:contextual-spacing="false" fo:orphans="2" fo:widows="2" fo:text-indent="0cm" style:auto-text-indent="false" fo:padding-left="0cm" fo:padding-right="0cm" fo:padding-top="0.049cm" fo:padding-bottom="0cm" fo:border-left="none" fo:border-right="none" fo:border-top="0.06pt solid #f2f3f5" fo:border-bottom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Welcome</text:h>
      <text:list xml:id="list1159668493" text:style-name="L1">
        <text:list-item>
          <text:p text:style-name="P3">Introduction</text:p>
        </text:list-item>
      </text:list>
      <text:h text:style-name="P2" text:outline-level="3">Getting Started With This Course</text:h>
      <text:list xml:id="list3558646250" text:style-name="L2">
        <text:list-item>
          <text:p text:style-name="P4">Introduction</text:p>
        </text:list-item>
        <text:list-item>
          <text:p text:style-name="P4">Getting Started: MS SQL Server 2016 - Transact-SQL</text:p>
        </text:list-item>
        <text:list-item>
          <text:p text:style-name="P4">Getting Started: The Certifications</text:p>
        </text:list-item>
        <text:list-item>
          <text:p text:style-name="P4">Getting Started: Microsoft SQL Server Examples</text:p>
        </text:list-item>
      </text:list>
      <text:h text:style-name="P2" text:outline-level="3">Learn About Databases</text:h>
      <text:list xml:id="list433309008" text:style-name="L3">
        <text:list-item>
          <text:p text:style-name="P5">Introduction</text:p>
        </text:list-item>
        <text:list-item>
          <text:p text:style-name="P5">Learning SQL Server Databases - Database Structure &amp; Purpose</text:p>
        </text:list-item>
        <text:list-item>
          <text:p text:style-name="P5">Learning SQL Server Databases - Database Terminology</text:p>
        </text:list-item>
        <text:list-item>
          <text:p text:style-name="P5">Learning SQL Server Databases - Data Types</text:p>
        </text:list-item>
        <text:list-item>
          <text:p text:style-name="P5">Learning SQL Server Databases - Statement Types</text:p>
        </text:list-item>
      </text:list>
      <text:h text:style-name="P2" text:outline-level="3">Learn About MS SQL Server 2016</text:h>
      <text:list xml:id="list1996556641" text:style-name="L4">
        <text:list-item>
          <text:p text:style-name="P6">Introduction</text:p>
        </text:list-item>
        <text:list-item>
          <text:p text:style-name="P6">MS SQL Server 2016: Learn About Microsoft SQL Server 2016</text:p>
        </text:list-item>
        <text:list-item>
          <text:p text:style-name="P6">MS SQL Server 2016: Learn How To Install SQL Server 2016</text:p>
        </text:list-item>
        <text:list-item>
          <text:p text:style-name="P6">MS SQL Server 2016: Learn How To Install SQL Server Management Studio</text:p>
        </text:list-item>
        <text:list-item>
          <text:p text:style-name="P6">MS SQL Server 2016: Microsoft SQL Server 2016 - Attaching The Sample Database</text:p>
        </text:list-item>
      </text:list>
      <text:h text:style-name="P2" text:outline-level="3">Microsoft SQL Server 2016 - Basic Select Statements</text:h>
      <text:list xml:id="list3130795933" text:style-name="L5">
        <text:list-item>
          <text:p text:style-name="P7">Introduction</text:p>
        </text:list-item>
        <text:list-item>
          <text:p text:style-name="P7">Select Statements - Using The Where Clause</text:p>
        </text:list-item>
        <text:list-item>
          <text:p text:style-name="P7">Select Statements - Column Aliasing</text:p>
        </text:list-item>
        <text:list-item>
          <text:p text:style-name="P7">Select Statements - Using Distinct</text:p>
        </text:list-item>
        <text:list-item>
          <text:p text:style-name="P7">Select Statements - Ordering Results</text:p>
        </text:list-item>
        <text:list-item>
          <text:p text:style-name="P8">Select Statements - T-SQL Concatenation</text:p>
        </text:list-item>
        <text:list-item>
          <text:p text:style-name="P8">Select Statements - Multipart Naming</text:p>
        </text:list-item>
      </text:list>
      <text:p text:style-name="P1"><text:soft-page-break/></text:p>
      <text:h text:style-name="P2" text:outline-level="3">Microsoft SQL Server 2016 - Advanced Select Statements</text:h>
      <text:list xml:id="list544700424" text:style-name="L6">
        <text:list-item>
          <text:p text:style-name="P9">Introduction</text:p>
        </text:list-item>
        <text:list-item>
          <text:p text:style-name="P9">Select Statements - Union</text:p>
        </text:list-item>
        <text:list-item>
          <text:p text:style-name="P9">Select Statements - Intersect and Except</text:p>
        </text:list-item>
        <text:list-item>
          <text:p text:style-name="P9">Select Statements - Paging Results</text:p>
        </text:list-item>
        <text:list-item>
          <text:p text:style-name="P9">Select Statements - Understanding Case Expressions</text:p>
        </text:list-item>
        <text:list-item>
          <text:p text:style-name="P9">Select Statements - Using Pivot</text:p>
        </text:list-item>
      </text:list>
      <text:h text:style-name="P2" text:outline-level="3">Microsoft SQL Server 2016 - Querying Multiple Tables</text:h>
      <text:list xml:id="list2150657691" text:style-name="L7">
        <text:list-item>
          <text:p text:style-name="P10">Introduction</text:p>
        </text:list-item>
        <text:list-item>
          <text:p text:style-name="P10">SQL Server 2016 - Table Relationships</text:p>
        </text:list-item>
        <text:list-item>
          <text:p text:style-name="P10">SQL Server 2016 - Using The Join Statement</text:p>
        </text:list-item>
        <text:list-item>
          <text:p text:style-name="P10">SQL Server 2016 - Table Aliasing</text:p>
        </text:list-item>
        <text:list-item>
          <text:p text:style-name="P10">SQL Server 2016 - Join Types</text:p>
        </text:list-item>
        <text:list-item>
          <text:p text:style-name="P10">SQL Server 2016 - Join Types Examples</text:p>
        </text:list-item>
      </text:list>
      <text:h text:style-name="P2" text:outline-level="3">Microsoft SQL Server 2016 - Grouping Data</text:h>
      <text:list xml:id="list629432509" text:style-name="L8">
        <text:list-item>
          <text:p text:style-name="P11">Introduction</text:p>
        </text:list-item>
        <text:list-item>
          <text:p text:style-name="P11">Grouping Data - Understanding Group By</text:p>
        </text:list-item>
        <text:list-item>
          <text:p text:style-name="P11">Grouping Data - Understanding Having</text:p>
        </text:list-item>
        <text:list-item>
          <text:p text:style-name="P11">Grouping Data - Understanding Grouping Sets</text:p>
        </text:list-item>
        <text:list-item>
          <text:p text:style-name="P11">Grouping Data - The Graphical Query Tool</text:p>
        </text:list-item>
      </text:list>
      <text:h text:style-name="P2" text:outline-level="3">Microsoft SQL Server 2016 - Modifying Data</text:h>
      <text:list xml:id="list4164941244" text:style-name="L9">
        <text:list-item>
          <text:p text:style-name="P12">Introduction</text:p>
        </text:list-item>
        <text:list-item>
          <text:p text:style-name="P12">Modifying - Insert Demo</text:p>
        </text:list-item>
        <text:list-item>
          <text:p text:style-name="P12">Modifying - Insert Select</text:p>
        </text:list-item>
        <text:list-item>
          <text:p text:style-name="P12">Modifying - Select Into</text:p>
        </text:list-item>
        <text:list-item>
          <text:p text:style-name="P12">Modifying - Updating Data</text:p>
        </text:list-item>
        <text:list-item>
          <text:p text:style-name="P12">Modifying - Update Demo</text:p>
        </text:list-item>
        <text:list-item>
          <text:p text:style-name="P12"><text:soft-page-break/>Modifying - Deleting Data</text:p>
        </text:list-item>
        <text:list-item>
          <text:p text:style-name="P12">Modifying - Delete Demo</text:p>
        </text:list-item>
      </text:list>
      <text:h text:style-name="P2" text:outline-level="3">Microsoft SQL Server 2016 - Programming Objects Using T-SQL</text:h>
      <text:list xml:id="list3965415057" text:style-name="L10">
        <text:list-item>
          <text:p text:style-name="P13">Introduction</text:p>
        </text:list-item>
        <text:list-item>
          <text:p text:style-name="P13">Programming Objects - Stored Procedure Demo</text:p>
        </text:list-item>
        <text:list-item>
          <text:p text:style-name="P13">Programming Objects - Using Input Parameters</text:p>
        </text:list-item>
        <text:list-item>
          <text:p text:style-name="P13">Programming Objects - Using Output Parameters</text:p>
        </text:list-item>
        <text:list-item>
          <text:p text:style-name="P13">Programming Objects - Understanding Table Variables</text:p>
        </text:list-item>
        <text:list-item>
          <text:p text:style-name="P13">Programming Objects - Understanding CTEs</text:p>
        </text:list-item>
        <text:list-item>
          <text:p text:style-name="P13">Programming Objects - Understanding Masking</text:p>
        </text:list-item>
        <text:list-item>
          <text:p text:style-name="P13">Programming Objects - Masking Demo</text:p>
        </text:list-item>
      </text:list>
      <text:h text:style-name="P2" text:outline-level="3">Microsoft SQL Server 2016 - User-Defined Functions</text:h>
      <text:list xml:id="list3621987266" text:style-name="L11">
        <text:list-item>
          <text:p text:style-name="P14">Introduction</text:p>
        </text:list-item>
        <text:list-item>
          <text:p text:style-name="P14">SQL Server 2016 - Scalar Functions</text:p>
        </text:list-item>
        <text:list-item>
          <text:p text:style-name="P14">SQL Server 2016 - Table-Valued Functions</text:p>
        </text:list-item>
      </text:list>
      <text:h text:style-name="P2" text:outline-level="3">Learn and Understand Subqueries</text:h>
      <text:list xml:id="list3923164370" text:style-name="L12">
        <text:list-item>
          <text:p text:style-name="P15">Introduction</text:p>
        </text:list-item>
        <text:list-item>
          <text:p text:style-name="P15">SQL Server Subqueries - Scalar Subqueries</text:p>
        </text:list-item>
        <text:list-item>
          <text:p text:style-name="P15">SQL Server Subqueries - Multi-Valued Subqueries</text:p>
        </text:list-item>
        <text:list-item>
          <text:p text:style-name="P15">SQL Server Subqueries - Correlated Subque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01:26.195000000</meta:creation-date>
    <dc:date>2019-01-03T16:45:37.180000000</dc:date>
    <meta:editing-duration>PT43M24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74" meta:word-count="453" meta:character-count="2676" meta:non-whitespace-character-count="2359"/>
  </office:meta>
</office:document-meta>
</file>